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Isabella Merlin, Hauptstrasse 4, 84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Ausbildungsberaterin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Isabella Merlin</text:p>
      <text:p text:style-name="P11"><text:span text:style-name="T4"><text:tab/><text:tab/></text:span><text:span text:style-name="T7">Isabella Merlin</text:span></text:p>
      <text:p text:style-name="P3"><text:tab/><text:tab/></text:p>
      <text:p text:style-name="P2"><text:span text:style-name="Highlighted_20_with_20_gray_20_Char"><text:span text:style-name="T6">Ich bin ausgebildete Lehrerin und arbeite als Bildungsberaterin. Ich suche eine Stelle mit der Möglichkeit, Einfluss auf kleine und grössere Bildungssysteme zu nehmen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e5b07f4f-c897-4985-a464-e33a7fed2b29">
        <text:p text:style-name="P5">
    <text:span text:style-name="T6">
      <text:tab/>
    </text:span>
    <text:span text:style-name="White_20_Font">
      <text:span text:style-name="T5">Dezember 2020 - Dezember 2021 </text:span>
    </text:span>
    <text:span text:style-name="T6">
      <text:tab/>
    </text:span>
    <text:span text:style-name="Color_20_Caps_20_Expanded">
      <text:span text:style-name="T9">Abteilungsleiterin - </text:span>
    </text:span>
    <text:span text:style-name="Color_20_Caps_20_Expanded">
      <text:span text:style-name="T10">Zentrum für Bildung</text:span>
    </text:span>
  </text:p>
        <text:list xml:id="list1613241699" text:style-name="LS4">
          <text:list-header>
            <text:p text:style-name="P20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10"/>
      </text:section>
      <text:section text:style-name="Sect1" text:name="41a89842-ab8e-47c6-8e05-efc717a1195b">
        <text:p text:style-name="P5">
    <text:span text:style-name="T6">
      <text:tab/>
    </text:span>
    <text:span text:style-name="White_20_Font">
      <text:span text:style-name="T5">Dezember 2019 - Dezember 2020 </text:span>
    </text:span>
    <text:span text:style-name="T6">
      <text:tab/>
    </text:span>
    <text:span text:style-name="Color_20_Caps_20_Expanded">
      <text:span text:style-name="T9">Abteilungsspezialistin - </text:span>
    </text:span>
    <text:span text:style-name="Color_20_Caps_20_Expanded">
      <text:span text:style-name="T10">Forschungszentrum</text:span>
    </text:span>
  </text:p>
        <text:list xml:id="list1613241699" text:style-name="LS4">
          <text:list-header>
            <text:p text:style-name="P20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472b2d25-a12c-4ea1-b3c0-97bda25b409b">
        <text:p text:style-name="P6">
    <text:span text:style-name="T6">
      <text:tab/>
    </text:span>
    <text:span text:style-name="White_20_Font">
      <text:span text:style-name="T5">Dezember 2018 - Dezember 2019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c6589b65-ba8e-4654-b383-d98e3f5a49e8">
        <text:p text:style-name="P6">
    <text:span text:style-name="T6">
      <text:tab/>
    </text:span>
    <text:span text:style-name="White_20_Font">
      <text:span text:style-name="T5">Dezember 2016 - Dezember 2017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71447687617890" text:continue-numbering="true" text:style-name="LS4">
          <text:list-header>
            <text:p text:style-name="P21">Thema der Bachelorarbeit: Können Kinder besser lernen als Erwachsene?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008a6dcc-de59-48b5-87ac-6c85a0a76979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Deutsch: Muttersprache<text:line-break/>Französisch: Schriftlich &amp; Mündlich<text:line-break/>Italienisch: Grundkenntnisse</text:p>
          </text:list-header>
        </text:list>
        <text:p text:style-name="P9"/>
      </text:section>
      <text:section text:style-name="Sect1" text:name="582c8b31-b24f-4574-9c3f-1d7ca6652739">
        <text:p text:style-name="P6">
    <text:span text:style-name="T6">
      <text:tab/>
      <text:tab/>
    </text:span>
    <text:span text:style-name="Color_20_Caps_20_Expanded">
      <text:span text:style-name="T9">EDV</text:span>
    </text:span>
  </text:p>
        <text:list xml:id="list171448108940886" text:continue-numbering="true" text:style-name="LS4">
          <text:list-header>
            <text:p text:style-name="P21">Word, Excel, Photoshop, Linux, Outlook</text:p>
          </text:list-header>
        </text:list>
        <text:p text:style-name="P9"/>
      </text:section>
      <text:section text:style-name="Sect1" text:name="9aa1eae4-06c0-41ae-8b94-33b72a17e354">
        <text:p text:style-name="P6">
    <text:span text:style-name="T6">
      <text:tab/>
      <text:tab/>
    </text:span>
    <text:span text:style-name="Color_20_Caps_20_Expanded">
      <text:span text:style-name="T9">Erziehung</text:span>
    </text:span>
  </text:p>
        <text:list xml:id="list171448108940886" text:continue-numbering="true" text:style-name="LS4">
          <text:list-header>
            <text:p text:style-name="P21">Analysen erstellen von Sozialisation, Erziehung und Bildung<text:line-break/>Erstellen von Lernstrategien<text:line-break/>Erkennen von Lernschwächen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text:span text:style-name="MT2">| 03.12.1971 | </text:span><text:span text:style-name="MT3">8400 Basel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